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</table:table-row>
      </table:table>
      <table:table table:name="dzial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table table:name="premi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24:01.504684957</meta:creation-date>
    <dc:date>2017-09-21T08:33:31.006809205</dc:date>
    <meta:editing-duration>PT9M29S</meta:editing-duration>
    <meta:editing-cycles>1</meta:editing-cycles>
    <meta:document-statistic meta:table-count="3" meta:cell-count="3601" meta:object-count="0"/>
    <meta:generator>LibreOffice/5.4.0.3$Linux_X86_64 LibreOffice_project/40m0$Build-3</meta:generator>
  </office:meta>
</office:document-meta>
</file>